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4in"/>
    </style:style>
    <style:style style:name="co2" style:family="table-column">
      <style:table-column-properties fo:break-before="auto" style:column-width="1.8953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8272in"/>
    </style:style>
    <style:style style:name="co6" style:family="table-column">
      <style:table-column-properties fo:break-before="auto" style:column-width="1.9256in"/>
    </style:style>
    <style:style style:name="co7" style:family="table-column">
      <style:table-column-properties fo:break-before="auto" style:column-width="2.4409in"/>
    </style:style>
    <style:style style:name="co8" style:family="table-column">
      <style:table-column-properties fo:break-before="auto" style:column-width="1.470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04">
      <style:table-cell-properties fo:background-color="#00cc33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cc33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0000ff"/>
      <style:text-properties fo:font-size="10pt" style:font-size-asian="10pt" style:font-size-complex="10pt"/>
    </style:style>
    <style:style style:name="ce12" style:family="table-cell" style:parent-style-name="Default">
      <style:text-properties fo:color="#2e2e2e" style:text-outline="false" style:text-line-through-style="none" style:text-line-through-type="none" style:font-name="Times-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ext-properties fo:font-size="10pt" style:font-size-asian="10pt" style:font-size-complex="10pt"/>
    </style:style>
    <style:style style:name="ce14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5" style:family="table-cell" style:parent-style-name="Default" style:data-style-name="N104">
      <style:text-properties fo:color="#2e2e2e" style:font-name="Times-Roman" fo:font-size="10pt" style:font-name-asian="Times-Roman" style:font-size-asian="10pt" style:font-name-complex="Times-Roman" style:font-size-complex="1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2"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fo:border="0.06pt solid #000000"/>
      <style:text-properties fo:font-size="10pt" style:font-size-asian="10pt" style:font-size-complex="10pt"/>
    </style:style>
    <style:style style:name="ce24" style:family="table-cell" style:parent-style-name="Default" style:data-style-name="N2">
      <style:table-cell-properties fo:border-bottom="none" fo:background-color="#ffff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5" style:family="table-cell" style:parent-style-name="Default" style:data-style-name="N2">
      <style:table-cell-properties fo:border-bottom="none" fo:background-color="#ffff00" fo:border-left="0.06pt solid #000000" fo:border-right="0.06pt solid #000000" fo:border-top="none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fo:border-bottom="0.06pt solid #000000" fo:background-color="#ffff00" fo:border-left="0.06pt solid #000000" fo:border-right="0.06pt solid #000000" fo:border-top="none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18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5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style-name="ce22"/>
          <table:table-cell table:number-columns-repeated="1015"/>
        </table:table-row>
        <table:table-row table:style-name="ro2">
          <table:table-cell table:style-name="ce3" office:value-type="string" calcext:value-type="string">
            <text:p>Hotel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Profitabili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Price (normalized)</text:p>
          </table:table-cell>
          <table:table-cell table:style-name="ce9" office:value-type="string" calcext:value-type="string">
            <text:p>Square Root of Median Income (normalized)</text:p>
          </table:table-cell>
          <table:table-cell table:style-name="ce9" office:value-type="string" calcext:value-type="string">
            <text:p>College Students in Area (normalized)</text:p>
          </table:table-cell>
          <table:table-cell table:style-name="ce19" office:value-type="string" calcext:value-type="string">
            <text:p>State Population Per Inn (normalized)</text:p>
          </table:table-cell>
          <table:table-cell table:style-name="ce23" office:value-type="string" calcext:value-type="string">
            <text:p>Selected?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formula="of:=39.05 - (5.41*[.H4]) + (5.86*[.E4]) - (3.09*[.F4]) + (1.75*[.G4])" office:value-type="float" office:value="44.2423687894113" calcext:value-type="float">
            <text:p>44.2423687894</text:p>
          </table:table-cell>
          <table:table-cell table:style-name="ce13" office:value-type="currency" office:currency="USD" office:value="2925000" calcext:value-type="currency">
            <text:p>$2,925,000.00</text:p>
          </table:table-cell>
          <table:table-cell table:style-name="ce16" office:value-type="float" office:value="-0.301823318212882" calcext:value-type="float">
            <text:p>-0.30</text:p>
          </table:table-cell>
          <table:table-cell table:style-name="ce16" office:value-type="float" office:value="-0.812779738215407" calcext:value-type="float">
            <text:p>-0.81</text:p>
          </table:table-cell>
          <table:table-cell table:style-name="ce16" office:value-type="float" office:value="-0.536413473134807" calcext:value-type="float">
            <text:p>-0.54</text:p>
          </table:table-cell>
          <table:table-cell table:style-name="ce20" office:value-type="float" office:value="-0.995986621264154" calcext:value-type="float">
            <text:p>-1.00</text:p>
          </table:table-cell>
          <table:table-cell table:style-name="ce24" office:value-type="float" office:value="6516.90703460548" calcext:value-type="float">
            <text:p>6516.91</text:p>
          </table:table-cell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formula="of:=39.05 - (5.41*[.H5]) + (5.86*[.E5]) - (3.09*[.F5]) + (1.75*[.G5])" office:value-type="float" office:value="53.3791923080617" calcext:value-type="float">
            <text:p>53.3791923081</text:p>
          </table:table-cell>
          <table:table-cell table:style-name="ce13" office:value-type="currency" office:currency="USD" office:value="10000000" calcext:value-type="currency">
            <text:p>$10,000,000.00</text:p>
          </table:table-cell>
          <table:table-cell table:style-name="ce16" office:value-type="float" office:value="1.69907619299956" calcext:value-type="float">
            <text:p>1.70</text:p>
          </table:table-cell>
          <table:table-cell table:style-name="ce16" office:value-type="float" office:value="-0.40819856338797" calcext:value-type="float">
            <text:p>-0.41</text:p>
          </table:table-cell>
          <table:table-cell table:style-name="ce16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5" office:value-type="float" office:value="1864.34437916323" calcext:value-type="float">
            <text:p>1864.34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formula="of:=39.05 - (5.41*[.H6]) + (5.86*[.E6]) - (3.09*[.F6]) + (1.75*[.G6])" office:value-type="float" office:value="43.0211789372976" calcext:value-type="float">
            <text:p>43.0211789373</text:p>
          </table:table-cell>
          <table:table-cell table:style-name="ce13" office:value-type="currency" office:currency="USD" office:value="3750000" calcext:value-type="currency">
            <text:p>$3,750,000.00</text:p>
          </table:table-cell>
          <table:table-cell table:style-name="ce16" office:value-type="float" office:value="-0.0685028805096647" calcext:value-type="float">
            <text:p>-0.07</text:p>
          </table:table-cell>
          <table:table-cell table:style-name="ce16" office:value-type="float" office:value="-0.40819856338797" calcext:value-type="float">
            <text:p>-0.41</text:p>
          </table:table-cell>
          <table:table-cell table:style-name="ce16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5" office:value-type="float" office:value="567.149714256109" calcext:value-type="float">
            <text:p>567.15</text:p>
          </table:table-cell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formula="of:=39.05 - (5.41*[.H7]) + (5.86*[.E7]) - (3.09*[.F7]) + (1.75*[.G7])" office:value-type="float" office:value="42.606858402467" calcext:value-type="float">
            <text:p>42.6068584025</text:p>
          </table:table-cell>
          <table:table-cell table:style-name="ce13" office:value-type="currency" office:currency="USD" office:value="3500000" calcext:value-type="currency">
            <text:p>$3,500,000.00</text:p>
          </table:table-cell>
          <table:table-cell table:style-name="ce16" office:value-type="float" office:value="-0.139206043450034" calcext:value-type="float">
            <text:p>-0.14</text:p>
          </table:table-cell>
          <table:table-cell table:style-name="ce16" office:value-type="float" office:value="-0.40819856338797" calcext:value-type="float">
            <text:p>-0.41</text:p>
          </table:table-cell>
          <table:table-cell table:style-name="ce16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5" office:value-type="float" office:value="4355.30132056763" calcext:value-type="float">
            <text:p>4355.30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formula="of:=39.05 - (5.41*[.H8]) + (5.86*[.E8]) - (3.09*[.F8]) + (1.75*[.G8])" office:value-type="float" office:value="37.3449876101189" calcext:value-type="float">
            <text:p>37.3449876101</text:p>
          </table:table-cell>
          <table:table-cell table:style-name="ce13" office:value-type="currency" office:currency="USD" office:value="325000" calcext:value-type="currency">
            <text:p>$325,000.00</text:p>
          </table:table-cell>
          <table:table-cell table:style-name="ce16" office:value-type="float" office:value="-1.03713621279272" calcext:value-type="float">
            <text:p>-1.04</text:p>
          </table:table-cell>
          <table:table-cell table:style-name="ce16" office:value-type="float" office:value="-0.40819856338797" calcext:value-type="float">
            <text:p>-0.41</text:p>
          </table:table-cell>
          <table:table-cell table:style-name="ce16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5" office:value-type="float" office:value="704.565212639167" calcext:value-type="float">
            <text:p>704.57</text:p>
          </table:table-cell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formula="of:=39.05 - (5.41*[.H9]) + (5.86*[.E9]) - (3.09*[.F9]) + (1.75*[.G9])" office:value-type="float" office:value="49.0950694668893" calcext:value-type="float">
            <text:p>49.0950694669</text:p>
          </table:table-cell>
          <table:table-cell table:style-name="ce13" office:value-type="currency" office:currency="USD" office:value="8950000" calcext:value-type="currency">
            <text:p>$8,950,000.00</text:p>
          </table:table-cell>
          <table:table-cell table:style-name="ce16" office:value-type="float" office:value="1.40212290865001" calcext:value-type="float">
            <text:p>1.40</text:p>
          </table:table-cell>
          <table:table-cell table:style-name="ce16" office:value-type="float" office:value="0.65784481555623" calcext:value-type="float">
            <text:p>0.66</text:p>
          </table:table-cell>
          <table:table-cell table:style-name="ce16" office:value-type="float" office:value="0.483711134705849" calcext:value-type="float">
            <text:p>0.48</text:p>
          </table:table-cell>
          <table:table-cell table:style-name="ce20" office:value-type="float" office:value="-0.557278228564467" calcext:value-type="float">
            <text:p>-0.56</text:p>
          </table:table-cell>
          <table:table-cell table:style-name="ce25" office:value-type="float" office:value="5635.65051324504" calcext:value-type="float">
            <text:p>5635.65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formula="of:=39.05 - (5.41*[.H10]) + (5.86*[.E10]) - (3.09*[.F10]) + (1.75*[.G10])" office:value-type="float" office:value="23.776865664917" calcext:value-type="float">
            <text:p>23.7768656649</text:p>
          </table:table-cell>
          <table:table-cell table:style-name="ce13" office:value-type="currency" office:currency="USD" office:value="1950000" calcext:value-type="currency">
            <text:p>$1,950,000.00</text:p>
          </table:table-cell>
          <table:table-cell table:style-name="ce16" office:value-type="float" office:value="-0.577565653680321" calcext:value-type="float">
            <text:p>-0.58</text:p>
          </table:table-cell>
          <table:table-cell table:style-name="ce16" office:value-type="float" office:value="0.167685861269989" calcext:value-type="float">
            <text:p>0.17</text:p>
          </table:table-cell>
          <table:table-cell table:style-name="ce16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5" office:value-type="float" office:value="1187.9680313493" calcext:value-type="float">
            <text:p>1187.97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formula="of:=39.05 - (5.41*[.H11]) + (5.86*[.E11]) - (3.09*[.F11]) + (1.75*[.G11])" office:value-type="float" office:value="23.4454092370526" calcext:value-type="float">
            <text:p>23.4454092371</text:p>
          </table:table-cell>
          <table:table-cell table:style-name="ce13" office:value-type="currency" office:currency="USD" office:value="1750000" calcext:value-type="currency">
            <text:p>$1,750,000.00</text:p>
          </table:table-cell>
          <table:table-cell table:style-name="ce16" office:value-type="float" office:value="-0.634128184032617" calcext:value-type="float">
            <text:p>-0.63</text:p>
          </table:table-cell>
          <table:table-cell table:style-name="ce16" office:value-type="float" office:value="0.167685861269989" calcext:value-type="float">
            <text:p>0.17</text:p>
          </table:table-cell>
          <table:table-cell table:style-name="ce16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5" office:value-type="float" office:value="5287.04867539075" calcext:value-type="float">
            <text:p>5287.05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formula="of:=39.05 - (5.41*[.H12]) + (5.86*[.E12]) - (3.09*[.F12]) + (1.75*[.G12])" office:value-type="float" office:value="28.6658479759177" calcext:value-type="float">
            <text:p>28.6658479759</text:p>
          </table:table-cell>
          <table:table-cell table:style-name="ce13" office:value-type="currency" office:currency="USD" office:value="4900000" calcext:value-type="currency">
            <text:p>$4,900,000.00</text:p>
          </table:table-cell>
          <table:table-cell table:style-name="ce16" office:value-type="float" office:value="0.256731669016033" calcext:value-type="float">
            <text:p>0.26</text:p>
          </table:table-cell>
          <table:table-cell table:style-name="ce16" office:value-type="float" office:value="0.167685861269989" calcext:value-type="float">
            <text:p>0.17</text:p>
          </table:table-cell>
          <table:table-cell table:style-name="ce16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5" office:value-type="float" office:value="1811.28257386484" calcext:value-type="float">
            <text:p>1811.28</text:p>
          </table:table-cell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formula="of:=39.05 - (5.41*[.H13]) + (5.86*[.E13]) - (3.09*[.F13]) + (1.75*[.G13])" office:value-type="float" office:value="38.8806731128743" calcext:value-type="float">
            <text:p>38.8806731129</text:p>
          </table:table-cell>
          <table:table-cell table:style-name="ce13" office:value-type="currency" office:currency="USD" office:value="1650000" calcext:value-type="currency">
            <text:p>$1,650,000.00</text:p>
          </table:table-cell>
          <table:table-cell table:style-name="ce16" office:value-type="float" office:value="-0.662409449208764" calcext:value-type="float">
            <text:p>-0.66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5" office:value-type="float" office:value="3489.70508141088" calcext:value-type="float">
            <text:p>3489.71</text:p>
          </table:table-cell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formula="of:=39.05 - (5.41*[.H14]) + (5.86*[.E14]) - (3.09*[.F14]) + (1.75*[.G14])" office:value-type="float" office:value="38.0105999897302" calcext:value-type="float">
            <text:p>38.0105999897</text:p>
          </table:table-cell>
          <table:table-cell table:style-name="ce13" office:value-type="currency" office:currency="USD" office:value="1125000" calcext:value-type="currency">
            <text:p>$1,125,000.00</text:p>
          </table:table-cell>
          <table:table-cell table:style-name="ce16" office:value-type="float" office:value="-0.810886091383539" calcext:value-type="float">
            <text:p>-0.81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5" office:value-type="float" office:value="3174.86195629613" calcext:value-type="float">
            <text:p>3174.86</text:p>
          </table:table-cell>
          <table:table-cell table:number-columns-repeated="10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formula="of:=39.05 - (5.41*[.H15]) + (5.86*[.E15]) - (3.09*[.F15]) + (1.75*[.G15])" office:value-type="float" office:value="40.2893629312983" calcext:value-type="float">
            <text:p>40.2893629313</text:p>
          </table:table-cell>
          <table:table-cell table:style-name="ce13" office:value-type="currency" office:currency="USD" office:value="2500000" calcext:value-type="currency">
            <text:p>$2,500,000.00</text:p>
          </table:table-cell>
          <table:table-cell table:style-name="ce16" office:value-type="float" office:value="-0.42201869521151" calcext:value-type="float">
            <text:p>-0.42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5" office:value-type="float" office:value="2138.13906795694" calcext:value-type="float">
            <text:p>2138.14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formula="of:=39.05 - (5.41*[.H16]) + (5.86*[.E16]) - (3.09*[.F16]) + (1.75*[.G16])" office:value-type="float" office:value="39.4192898081541" calcext:value-type="float">
            <text:p>39.4192898082</text:p>
          </table:table-cell>
          <table:table-cell table:style-name="ce13" office:value-type="currency" office:currency="USD" office:value="1975000" calcext:value-type="currency">
            <text:p>$1,975,000.00</text:p>
          </table:table-cell>
          <table:table-cell table:style-name="ce16" office:value-type="float" office:value="-0.570495337386284" calcext:value-type="float">
            <text:p>-0.57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5" office:value-type="float" office:value="938.329915035962" calcext:value-type="float">
            <text:p>938.33</text:p>
          </table:table-cell>
          <table:table-cell table:number-columns-repeated="10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formula="of:=39.05 - (5.41*[.H17]) + (5.86*[.E17]) - (3.09*[.F17]) + (1.75*[.G17])" office:value-type="float" office:value="42.3609656054511" calcext:value-type="float">
            <text:p>42.3609656055</text:p>
          </table:table-cell>
          <table:table-cell table:style-name="ce13" office:value-type="currency" office:currency="USD" office:value="3750000" calcext:value-type="currency">
            <text:p>$3,750,000.00</text:p>
          </table:table-cell>
          <table:table-cell table:style-name="ce16" office:value-type="float" office:value="-0.0685028805096647" calcext:value-type="float">
            <text:p>-0.07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5" office:value-type="float" office:value="5197.86144166639" calcext:value-type="float">
            <text:p>5197.86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formula="of:=39.05 - (5.41*[.H18]) + (5.86*[.E18]) - (3.09*[.F18]) + (1.75*[.G18])" office:value-type="float" office:value="38.5906487384929" calcext:value-type="float">
            <text:p>38.5906487385</text:p>
          </table:table-cell>
          <table:table-cell table:style-name="ce13" office:value-type="currency" office:currency="USD" office:value="1475000" calcext:value-type="currency">
            <text:p>$1,475,000.00</text:p>
          </table:table-cell>
          <table:table-cell table:style-name="ce16" office:value-type="float" office:value="-0.711901663267022" calcext:value-type="float">
            <text:p>-0.71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5" office:value-type="float" office:value="3091.40457602659" calcext:value-type="float">
            <text:p>3091.40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South Lake Tahoe, California</text:p>
          </table:table-cell>
          <table:table-cell table:formula="of:=39.05 - (5.41*[.H19]) + (5.86*[.E19]) - (3.09*[.F19]) + (1.75*[.G19])" office:value-type="float" office:value="37.3891191874843" calcext:value-type="float">
            <text:p>37.3891191875</text:p>
          </table:table-cell>
          <table:table-cell table:style-name="ce14" office:value-type="currency" office:currency="USD" office:value="750000" calcext:value-type="currency">
            <text:p>$750,000.00</text:p>
          </table:table-cell>
          <table:table-cell table:style-name="ce17" office:value-type="float" office:value="-0.916940835794092" calcext:value-type="float">
            <text:p>-0.92</text:p>
          </table:table-cell>
          <table:table-cell table:style-name="ce17" office:value-type="float" office:value="-0.791006445611246" calcext:value-type="float">
            <text:p>-0.79</text:p>
          </table:table-cell>
          <table:table-cell table:style-name="ce17" office:value-type="float" office:value="-0.594904888573435" calcext:value-type="float">
            <text:p>-0.59</text:p>
          </table:table-cell>
          <table:table-cell table:style-name="ce21" office:value-type="float" office:value="-0.426851409113208" calcext:value-type="float">
            <text:p>-0.43</text:p>
          </table:table-cell>
          <table:table-cell table:style-name="ce26" office:value-type="float" office:value="1075.00546629081" calcext:value-type="float">
            <text:p>1075.0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bjective</text:p>
          </table:table-cell>
          <table:table-cell table:style-name="ce11"/>
          <table:table-cell table:number-columns-repeated="102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table:formula="of:=SUMPRODUCT([.C4:.C19];[.I4:.I19])" office:value-type="currency" office:currency="USD" office:value="1864097.8126652" calcext:value-type="currency">
            <text:p>$1,864,097.81</text:p>
          </table:table-cell>
          <table:table-cell table:style-name="ce8" office:value-type="string" calcext:value-type="string">
            <text:p>&lt;=</text:p>
          </table:table-cell>
          <table:table-cell table:style-name="ce7" office:value-type="currency" office:currency="USD" office:value="10000000" calcext:value-type="currency">
            <text:p>$10,000,000.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lected?</text:p>
          </table:table-cell>
          <table:table-cell table:style-name="ce8" office:value-type="string" calcext:value-type="string">
            <text:p>=</text:p>
          </table:table-cell>
          <table:table-cell table:style-name="ce8" office:value-type="string" calcext:value-type="string">
            <text:p>{0,1}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H10485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22:31:16.8325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4-05-26T07:56:12.241341000</dc:date>
    <meta:editing-duration>P3DT3H20M11S</meta:editing-duration>
    <meta:editing-cycles>7</meta:editing-cycles>
    <meta:generator>LibreOffice/4.2.4.2$MacOSX_X86_64 LibreOffice_project/63150712c6d317d27ce2db16eb94c2f3d7b699f8</meta:generator>
    <meta:document-statistic meta:table-count="3" meta:cell-count="161" meta:object-count="0"/>
  </office:meta>
</office:document-meta>
</file>